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65dd9" officeooo:paragraph-rsid="00165dd9"/>
    </style:style>
    <style:style style:name="P2" style:family="paragraph" style:parent-style-name="Standard">
      <style:text-properties fo:font-weight="bold" officeooo:rsid="00165dd9" officeooo:paragraph-rsid="00165dd9" style:font-weight-asian="bold" style:font-weight-complex="bold"/>
    </style:style>
    <style:style style:name="P3" style:family="paragraph" style:parent-style-name="Standard">
      <style:text-properties style:use-window-font-color="true" loext:opacity="0%" style:font-name="Georgia" fo:font-weight="bold" officeooo:paragraph-rsid="0018a0c1" style:font-name-asian="Times New Roman" style:font-weight-asian="bold" style:font-name-complex="Times New Roman"/>
    </style:style>
    <style:style style:name="P4" style:family="paragraph" style:parent-style-name="Standard">
      <style:text-properties style:use-window-font-color="true" loext:opacity="0%" style:font-name="Georgia" fo:font-weight="bold" officeooo:rsid="0018a0c1" officeooo:paragraph-rsid="0018a0c1" style:font-name-asian="Times New Roman" style:font-weight-asian="bold" style:font-name-complex="Times New Roma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c1" style:font-weight-asian="normal" style:font-weight-complex="normal"/>
    </style:style>
    <style:style style:name="T3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document for the V25 parser.</text:p>
      <text:p text:style-name="P1"/>
      <text:p text:style-name="P1">It features multiple lines of text, including blank lines.</text:p>
      <text:p text:style-name="P1"/>
      <text:p text:style-name="P1"/>
      <text:p text:style-name="P2">And<text:span text:style-name="T1"> bold text.</text:span></text:p>
      <text:p text:style-name="P2"><text:span text:style-name="T1"><text:tab/></text:span><text:span text:style-name="T2">What about tabs?</text:span></text:p>
      <text:p text:style-name="P2"><text:span text:style-name="T2"><text:s/>Opening a line with a space?</text:span></text:p>
      <text:p text:style-name="P2"><text:span text:style-name="T2"/></text:p>
      <text:p text:style-name="P3"><text:span text:style-name="T2">• And those dot characters?</text:span></text:p>
      <text:p text:style-name="P4"><text:span text:style-name="T2">W</text:span><text:span text:style-name="T1">hat about them: </text:span><text:span text:style-name="T3">••?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8:36:27.058593498</meta:creation-date>
    <dc:date>2023-09-25T19:42:20.020935936</dc:date>
    <meta:editing-duration>PT7M26S</meta:editing-duration>
    <meta:editing-cycles>2</meta:editing-cycles>
    <meta:generator>LibreOffice/7.6.1.2$Linux_X86_64 LibreOffice_project/60$Build-2</meta:generator>
    <meta:document-statistic meta:table-count="0" meta:image-count="0" meta:object-count="0" meta:page-count="1" meta:paragraph-count="7" meta:word-count="39" meta:character-count="209" meta:non-whitespace-character-count="175"/>
  </office:meta>
</office:document-meta>
</file>